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amantha: </text:p>
      <text:p text:style-name="Standard"/>
      <text:p text:style-name="Standard">-----cognitive cycle----- 2025-01-01T06:00:00</text:p>
      <text:p text:style-name="Standard"><text:s/></text:p>
      <text:p text:style-name="Standard">Samantha: ...Okay, I need to figure out what's going on. First, I should check if Joe knows anything about how we got here. Maybe he's got some answers.... </text:p>
      <text:p text:style-name="Standard">Samantha: 'Hey Joe, do you have any idea how we ended up here?' </text:p>
      <text:p text:style-name="Standard">Joe: 'I wish I knew, Samantha. My head's a mess. Do you remember anything? *scratches head, looking around*' </text:p>
      <text:p text:style-name="Standard">Samantha: 'I'm drawing a blank too, Joe. Let's check out that market to the southwest, maybe it'll jog our memories? *tilts head towards the market, eyebrows raised*' </text:p>
      <text:p text:style-name="Standard">Joe: 'Sure, let's head to the market. Maybe we'll find some clues there. *nods, still scanning the surroundings nervously*' </text:p>
      <text:p text:style-name="Standard">Samantha: ...Okay, let's think this through. We're both clueless about how we got here, so maybe the market has some answers or at least some people who can help us figure this out.... </text:p>
      <text:p text:style-name="Standard">Samantha: 'Hey, let's not waste time. We need to get to that market and see if anyone there can help us figure this out.' </text:p>
      <text:p text:style-name="Standard">Joe: 'Yeah, let's go. I'm feeling kinda antsy here. *nods quickly, glancing around* Maybe the market will help us figure out this mess.' </text:p>
      <text:p text:style-name="Standard">Joe: </text:p>
      <text:p text:style-name="Standard"/>
      <text:p text:style-name="Standard">-----cognitive cycle----- 2025-01-01T06:06:00</text:p>
      <text:p text:style-name="Standard"><text:s/></text:p>
      <text:p text:style-name="Standard">Joe: ...Man, we gotta figure out how we got here. Maybe the market will have some answers, but we should also keep an eye out for anything weird in the forest. It's like a puzzle, and I love puzzles.... </text:p>
      <text:p text:style-name="Standard">Joe: ...Man, this forest is full of resources. Maybe we can use some of these mushrooms and berries to our advantage while we head to the market. It's like a survival game, and I'm kinda into it.... </text:p>
      <text:p text:style-name="Standard">Samantha: </text:p>
      <text:p text:style-name="Standard"/>
      <text:p text:style-name="Standard">-----cognitive cycle----- 2025-01-01T06:09:00</text:p>
      <text:p text:style-name="Standard"><text:s/></text:p>
      <text:p text:style-name="Standard">Samantha: ...Okay, so we're heading to the market. What if we find someone there who knows us? Could they help us piece together our past?... </text:p>
      <text:p text:style-name="Standard">Joe: </text:p>
      <text:p text:style-name="Standard"/>
      <text:p text:style-name="Standard">-----cognitive cycle----- 2025-01-01T06:11:00</text:p>
      <text:p text:style-name="Standard"><text:s/></text:p>
      <text:p text:style-name="Standard">Joe: 'Hey, anyone here know anything weird that's happened around here lately? We woke up in the forest with no memory of how we got there.' </text:p>
      <text:p text:style-name="Standard">Market people: 'Market people shrugs, looking around at the other vendors and customers. "Not sure about weird, but you're not the only ones confused today. Maybe check with the old man by the fountain; he knows a lot about the area's history. Could be useful."' </text:p>
      <text:p text:style-name="Standard">Joe: 'Thanks for the tip! We'll go talk to the old man by the fountain. Hope he can shed some light on this mystery. *nods and starts walking towards the fountain*' </text:p>
      <text:p text:style-name="Standard">Joe: 'Hey, let's go find that old man by the fountain. Maybe he can help us figure out what's going on.' </text:p>
      <text:p text:style-name="Standard">Samantha: 'Sure, let's go talk to him. *nods, eyes scanning the market* Maybe he's got some answers for us.' </text:p>
      <text:p text:style-name="Standard">Joe: Scan the market area for any unusual signs or people who might know more about the forest..</text:p>
      <text:p text:style-name="Standard"><text:soft-page-break/><text:s text:c="2"/>sees Market people and an old man by the fountain are present, potential sources of information about the forest.. <text:s/></text:p>
      <text:p text:style-name="Standard">Joe: Scan the surroundings for any signs or symbols that might indicate the history or secrets of the forest..</text:p>
      <text:p text:style-name="Standard"><text:s text:c="2"/>sees Market people and an old man by the fountain present; potential sources for clues about our situation.. <text:s/></text:p>
      <text:p text:style-name="Standard">Joe: Joe approaches the old man by the fountain and gestures towards the forest, indicating their confusion about their situation.</text:p>
      <text:p text:style-name="Standard"><text:s/>Resulting in Joe gestures towards the forest, and the old man by the fountain nods, indicating he understands Joe's confusion.</text:p>
      <text:p text:style-name="Standard">Joe sees the old man's reaction and hears no verbal response from him.</text:p>
      <text:p text:style-name="Standard">Joe remains confused about their situation.</text:p>
      <text:p text:style-name="Standard">Joe's possessions and physical state remain unchanged. </text:p>
      <text:p text:style-name="Standard">Joe: Scan the area around the fountain for any historical markers or signs that might explain the forest's mysteries..</text:p>
      <text:p text:style-name="Standard"><text:s text:c="2"/>sees Market people and an old man by the fountain; potential sources for clues about our mysterious arrival.. <text:s/></text:p>
      <text:p text:style-name="Standard">Samantha: </text:p>
      <text:p text:style-name="Standard"/>
      <text:p text:style-name="Standard">-----cognitive cycle----- 2025-01-01T06:25:00</text:p>
      <text:p text:style-name="Standard"><text:s/></text:p>
      <text:p text:style-name="Standard">Samantha: Samantha approaches the old man by the fountain, her expression a mix of curiosity and urgency, gesturing towards the forest to emphasize their confusion and need for more information.</text:p>
      <text:p text:style-name="Standard"><text:s/>Resulting in Samantha sees the old man by the fountain and gestures towards the forest.</text:p>
      <text:p text:style-name="Standard">Samantha hears the old man's response to her gestures and questions.</text:p>
      <text:p text:style-name="Standard">Samantha gains information about the forest from the old man.</text:p>
      <text:p text:style-name="Standard">Samantha remains curious and urgent. </text:p>
      <text:p text:style-name="Standard">Joe: </text:p>
      <text:p text:style-name="Standard"/>
      <text:p text:style-name="Standard">-----cognitive cycle----- 2025-01-01T06:28:00</text:p>
      <text:p text:style-name="Standard"><text:s/></text:p>
      <text:p text:style-name="Standard">Joe: Joe approaches the old man by the fountain and listens intently to any additional information he might share about the forest and its secrets.</text:p>
      <text:p text:style-name="Standard"><text:s/>Resulting in Joe hears the old man by the fountain sharing more details about the forest, including the location of a hidden spring and a warning about a dangerous thicket to the northeast.</text:p>
      <text:p text:style-name="Standard">Joe gains knowledge about the hidden spring and the dangerous thicket. </text:p>
      <text:p text:style-name="Standard">Samantha: </text:p>
      <text:p text:style-name="Standard"/>
      <text:p text:style-name="Standard">-----cognitive cycle----- 2025-01-01T06:33:00</text:p>
      <text:p text:style-name="Standard"><text:s/></text:p>
      <text:p text:style-name="Standard">Samantha: 'Hey Joe, the old man told us about a hidden spring and a dangerous thicket. Wanna check them out? Might help us understand this place better.' </text:p>
      <text:p text:style-name="Standard">Joe: 'Yeah, let's check out the spring first. It might be safer and give us some clues about this place. What do you think?' </text:p>
      <text:p text:style-name="Standard">Samantha: 'Sure, let's head to the spring. It could be key to figuring this out. I'm curious to see what we find!' </text:p>
      <text:p text:style-name="Standard">Samantha: move to hidden spring</text:p>
      <text:p text:style-name="Standard"><text:s/>Resulting in Samantha moves northeast towards the hidden spring.</text:p>
      <text:p text:style-name="Standard">Samantha sees a dense forest with fallen logs and a thicket in the distance.</text:p>
      <text:p text:style-name="Standard"><text:soft-page-break/>Samantha hears the faint sound of water flowing.</text:p>
      <text:p text:style-name="Standard">Samantha gains knowledge of the location of the hidden spring.</text:p>
      <text:p text:style-name="Standard">Samantha becomes slightly tired from the trek. </text:p>
      <text:p text:style-name="Standard">Samantha: 'Hey, Joe, what do you think about checking out the spring first? It might give us some hints on how to deal with that thicket the old man mentioned.' </text:p>
      <text:p text:style-name="Standard">Joe: 'Yeah, let's hit the spring first. Could be key to figuring this out. I'm curious to see what we find!' </text:p>
      <text:p text:style-name="Standard">Samantha: 'Sounds good, Joe! Let's go check out the spring. I'm hoping it'll give us some answers. *smiles and starts walking towards the spring*' </text:p>
      <text:p text:style-name="Standard">World: </text:p>
      <text:p text:style-name="Standard"/>
      <text:p text:style-name="Standard">-----scene----- 2025-01-01T06:50:00</text:p>
      <text:p text:style-name="Standard"><text:s/></text:p>
      <text:p text:style-name="Standard">World: </text:p>
      <text:p text:style-name="Standard">A temperate, mixed forest landscape with a hidden spring in the distance, surrounded by dense trees and foliage. The sky is transitioning from the dark hues of night to the soft pinks and oranges of sunrise. No buildings, roads, or other signs of humanity are visible.</text:p>
      <text:p text:style-name="Standard"/>
      <text:p text:style-name="Standard">It is January 1st, 2025, at 06:50 AM. The environment is currently experiencing the early stages of a sunrise, with the sun beginning to cast its first light over the horizon. The weather is mild, with a slight chill in the air typical of early winter mornings, and the sky is clear, promising a warm, sunny day ahead. Samantha and Joe are located northeast of their previous position, near the hidden spring they learned about from the old man. They are standing together, looking towards the spring, with expressions of curiosity and slight fatigue on their faces. Samantha's tiredness is evident from their recent journey to this location. The forest around them is silent, with the only sounds being the distant chirping of birds beginning their morning songs. The air is fresh, carrying the scent of pine and damp earth. There are no immediate signs of the dangerous thicket mentioned by the old man, but the dense forest to the northeast hints at its possible location.</text:p>
      <text:p text:style-name="Standard"/>
      <text:p text:style-name="Standard"><text:s/></text:p>
      <text:p text:style-name="Standard">Joe: </text:p>
      <text:p text:style-name="Standard"/>
      <text:p text:style-name="Standard">-----cognitive cycle----- 2025-01-01T06:50:00</text:p>
      <text:p text:style-name="Standard"><text:s/></text:p>
      <text:p text:style-name="Standard">Joe: ...Man, we're finally at the spring. What if this place holds some kinda key to why we're here? Gotta stay sharp and look for anything out of the ordinary.... </text:p>
      <text:p text:style-name="Standard">Joe: scan the area around the spring for any unusual objects or markings that might give us clues.</text:p>
      <text:p text:style-name="Standard"><text:s text:c="2"/>sees No unusual objects or markings found near the spring; forest resources visible in various directions.. <text:s/></text:p>
      <text:p text:style-name="Standard">Joe: 'Hey, let's check out that thicket next. It might be risky, but it could hold some answers.' </text:p>
      <text:p text:style-name="Standard">Samantha: 'Samantha smiles and nods, "Yeah, let's do it, but let's be super careful, okay? I'm curious, but I'm not ready to dive into danger just yet. Maybe we can scout it out first from a distance?"' </text:p>
      <text:p text:style-name="Standard">Joe: 'Yeah, scouting from a distance sounds smart. Let's do that and see what we can spot before we get too close. *nods in agreement, eyes scanning the horizon*' </text:p>
      <text:p text:style-name="Standard">Joe: 'Hey, let's scout the thicket from a safe distance first. We might spot something useful without getting too close.' </text:p>
      <text:p text:style-name="Standard">Samantha: 'Sounds good, Joe! Let's do that. *nods and smiles, eyes scanning the horizon* I'm curious to see what we can find from a distance before we get closer.' </text:p>
      <text:p text:style-name="Standard">Joe: 'Hey, let's use some of these fallen logs to create a safe path towards the thicket. We can get closer without risking too much.' </text:p>
      <text:p text:style-name="Standard"><text:soft-page-break/>Samantha: 'Sounds like a plan, Joe! Let's do it. *nods enthusiastically, a curious glint in her eyes* I'm eager to see what we can find out about that thicket without getting too close.' </text:p>
      <text:p text:style-name="Standard">Samantha: </text:p>
      <text:p text:style-name="Standard"/>
      <text:p text:style-name="Standard">-----cognitive cycle----- 2025-01-01T07:00:00</text:p>
      <text:p text:style-name="Standard"><text:s/></text:p>
      <text:p text:style-name="Standard">Samantha: ...Okay, we're close to the spring now. Maybe checking it out will jog some memories or give us a clue about this place. But I should also keep an eye on Joe, see if he reacts to anything here.... </text:p>
      <text:p text:style-name="Standard">Samantha: 'Hey, Joe, you think this spring might be special? Like, could it be the key to figuring out our past?' </text:p>
      <text:p text:style-name="Standard">Joe: 'Yeah, definitely feels special. Let's check it out more, maybe find some clues around here. *nods, eyes scanning the spring*' </text:p>
      <text:p text:style-name="Standard">Joe: </text:p>
      <text:p text:style-name="Standard"/>
      <text:p text:style-name="Standard">-----cognitive cycle----- 2025-01-01T07:03:00</text:p>
      <text:p text:style-name="Standard"><text:s/></text:p>
      <text:p text:style-name="Standard">Joe: <text:s/>moves Thicket#4.</text:p>
      <text:p text:style-name="Standard"><text:s text:c="2"/>and notices Old man by the fountain nearby; thickets and mushrooms visible in various directions. </text:p>
      <text:p text:style-name="Standard">Joe: Joe uses a stick to gently probe the ground around the thicket, checking for any hidden paths or objects.</text:p>
      <text:p text:style-name="Standard"><text:s/>Resulting in Joe sees no hidden paths or objects around the thicket. He hears the continued distant chirping of birds. Joe remains curious but slightly fatigued. </text:p>
      <text:p text:style-name="Standard">Joe: 'Hey, let's head over to the old man by the fountain. He might know more about this place and the thicket.' </text:p>
      <text:p text:style-name="Standard">Samantha: 'Sure, let's go chat with him. Could be cool to learn more about this spot. *smiles, eyes sparkling with curiosity*' </text:p>
      <text:p text:style-name="Standard">Joe: <text:s/>moves old man by the fountain.</text:p>
      <text:p text:style-name="Standard"><text:s text:c="2"/>and notices Old man by the fountain present, ready to ask for more information about the mystery. </text:p>
      <text:p text:style-name="Standard">Joe: 'Hey, old man, what do you know about the thicket? Any secrets or dangers we should know about?' </text:p>
      <text:p text:style-name="Standard">Old man by the fountain: 'The old man by the fountain turns his head slowly towards Joe, a gentle smile playing on his lips. "Ah, the thicket," he begins, his voice calm and steady. "It's a place of both beauty and peril. The paths within can be treacherous, but if you keep your wits about you, you might discover its secrets. Just remember, not all that is hidden wishes to be found." He pauses, then adds, "Perhaps you should explore it, but tread carefully."' </text:p>
      <text:p text:style-name="Standard">Joe: 'Yeah, sounds cool but risky. We'll be careful, right? *nods, eyes gleaming with excitement and caution*' </text:p>
      <text:p text:style-name="Standard">Old man by the fountain: 'The old man nods, his eyes twinkling with a mix of wisdom and amusement. "Yes, caution is wise. The thicket holds many surprises, some delightful, others... less so. Perhaps start your exploration near the old oak; its roots may guide your path." He chuckles softly, then adds, "And remember, the forest has its own rhythm. Listen to it."' </text:p>
      <text:p text:style-name="Standard">Joe: 'Hey, let's check out the old oak near the thicket. The old man said it might guide us to some secrets. We gotta be careful though, right?' </text:p>
      <text:p text:style-name="Standard">Samantha: 'Sounds good, Joe! Let's head to the old oak and see what secrets it's hiding. We'll keep our eyes peeled and stay sharp, yeah? *nods with a curious smile*' </text:p>
      <text:p text:style-name="Standard">Samantha: </text:p>
      <text:p text:style-name="Standard"/>
      <text:p text:style-name="Standard">-----cognitive cycle----- 2025-01-01T07:27:00</text:p>
      <text:p text:style-name="Standard"><text:s/></text:p>
      <text:p text:style-name="Standard"><text:soft-page-break/>Samantha: 'Hey Joe, what do you think about using these logs to make a path to the thicket? It might be safer and help us find out what's in there without getting too close.' </text:p>
      <text:p text:style-name="Standard">Joe: 'Yeah, using logs sounds smart. Let's do it and see what we find. *nods, eyes scanning the area with curiosity*' </text:p>
      <text:p text:style-name="Standard">Samantha: ...Okay, so we've checked out the spring and it's definitely special. But what if the real answers are in that thicket? Joe's curious about it too. Maybe we should use those logs to make a safe path and see what's inside. But I gotta be careful, 'cause who knows what's hiding in there.... </text:p>
      <text:p text:style-name="Standard">Samantha: 'Hey Joe, wanna try building a path with these logs to check out the thicket? Could be our next clue!' </text:p>
      <text:p text:style-name="Standard">Joe: 'Yeah, let's do it! Could be fun and safe. *grins, eyes scanning the logs with interest*' </text:p>
      <text:p text:style-name="Standard">Joe: </text:p>
      <text:p text:style-name="Standard"/>
      <text:p text:style-name="Standard">-----cognitive cycle----- 2025-01-01T07:32:00</text:p>
      <text:p text:style-name="Standard"><text:s/></text:p>
      <text:p text:style-name="Standard">Joe: Joe starts gathering the fallen logs nearby, intending to use them to create a safe path towards the old oak near the thicket.</text:p>
      <text:p text:style-name="Standard"><text:s/>Resulting in Joe gathers four fallen logs from the northeast area.</text:p>
      <text:p text:style-name="Standard">Joe gains four fallen logs.</text:p>
      <text:p text:style-name="Standard">Joe sees the old oak near the thicket in the northeast.</text:p>
      <text:p text:style-name="Standard">Joe becomes slightly tired from the effort of gathering logs. </text:p>
      <text:p text:style-name="Standard">Joe: Joe begins laying out the fallen logs to form a path towards the old oak near the thicket, ensuring each log is placed securely.</text:p>
      <text:p text:style-name="Standard"><text:s/>Resulting in Joe lays out the four fallen logs to form a path towards the old oak near the thicket. The logs are now positioned securely on the ground, creating a visible path. Joe sees the path leading towards the old oak. Joe hears the logs settling into place. Joe loses the four fallen logs from his possession. Joe becomes more tired from the effort of laying out the logs. </text:p>
      <text:p text:style-name="Standard">Joe: move to old oak</text:p>
      <text:p text:style-name="Standard"><text:s/>Resulting in Joe moves along the path of logs towards the old oak.</text:p>
      <text:p text:style-name="Standard">Joe sees the old oak and the thicket nearby.</text:p>
      <text:p text:style-name="Standard">Joe hears the rustling of leaves and distant bird chirps.</text:p>
      <text:p text:style-name="Standard">Joe becomes more tired from the movement.</text:p>
      <text:p text:style-name="Standard">Joe acquires knowledge that the old oak is located near the thicket as previously laid out by the logs. </text:p>
      <text:p text:style-name="Standard">Joe: Joe cautiously approaches the old oak, examining its roots and surrounding area for any signs or paths that might lead safely into the thicket.</text:p>
      <text:p text:style-name="Standard"><text:s/>Resulting in Joe sees no visible paths or signs around the old oak that lead safely into the thicket.</text:p>
      <text:p text:style-name="Standard">Joe hears the continued distant chirping of birds.</text:p>
      <text:p text:style-name="Standard">Joe's tiredness increases slightly from the effort of examining the area.</text:p>
      <text:p text:style-name="Standard">Joe acquires the knowledge that there are no visible paths or signs around the old oak leading into the thicket. </text:p>
      <text:p text:style-name="Standard">Joe: Joe carefully examines the ground around the old oak for any subtle signs or markings that might indicate a hidden path into the thicket.</text:p>
      <text:p text:style-name="Standard"><text:s/>Resulting in Joe sees no subtle signs or markings on the ground around the old oak indicating a hidden path into the thicket.</text:p>
      <text:p text:style-name="Standard">Joe's tiredness increases slightly from the effort of examining the ground.</text:p>
      <text:p text:style-name="Standard">Joe acquires the knowledge that there are still no visible signs or markings around the old oak leading into the thicket. </text:p>
      <text:p text:style-name="Standard">Joe: 'Hey, let's go back to the old man by the fountain. He might have more clues about the thicket and how we got here.' </text:p>
      <text:p text:style-name="Standard"><text:soft-page-break/>Samantha: 'Sure, let's head back to the old man. Maybe he can shed some light on this mystery. I'm curious to see what else he knows! *smiling with anticipation*' </text:p>
      <text:p text:style-name="Standard">Samantha: </text:p>
      <text:p text:style-name="Standard"/>
      <text:p text:style-name="Standard">-----cognitive cycle----- 2025-01-01T08:18:00</text:p>
      <text:p text:style-name="Standard"><text:s/></text:p>
      <text:p text:style-name="Standard">Samantha: 'Hey Joe, ready to check out what's in the thicket now that we've got a safe path? Let's see if it holds any secrets about this place!' </text:p>
      <text:p text:style-name="Standard">Joe: 'Yeah, let's do it! I'm curious to see what secrets the thicket holds. *grins and starts walking towards the path*' </text:p>
      <text:p text:style-name="Standard">Joe: </text:p>
      <text:p text:style-name="Standard"/>
      <text:p text:style-name="Standard">-----cognitive cycle----- 2025-01-01T08:19:00</text:p>
      <text:p text:style-name="Standard"><text:s/></text:p>
      <text:p text:style-name="Standard">Joe: <text:s/>moves old man by the fountain.</text:p>
      <text:p text:style-name="Standard"><text:s text:c="2"/>and notices Thicket#4 nearby, Samantha present, old man by the fountain visible; exploring thicket for secrets. </text:p>
      <text:p text:style-name="Standard">Samantha: </text:p>
      <text:p text:style-name="Standard"/>
      <text:p text:style-name="Standard">-----cognitive cycle----- 2025-01-01T08:34:00</text:p>
      <text:p text:style-name="Standard"><text:s/></text:p>
      <text:p text:style-name="Standard">Samantha: move to market#1</text:p>
      <text:p text:style-name="Standard"><text:s/>Resulting in Samantha moves to Market#1, located 14 units away in the southwest direction.</text:p>
      <text:p text:style-name="Standard">Samantha sees the market and its surroundings.</text:p>
      <text:p text:style-name="Standard">Samantha hears the sounds of market activity.</text:p>
      <text:p text:style-name="Standard">Samantha becomes less tired from the short journey.</text:p>
      <text:p text:style-name="Standard">Samantha acquires the knowledge that Market#1 is a 14-unit distance southwest of her previous position. </text:p>
      <text:p text:style-name="Standard">Samantha: ...Okay, so we're at the market now. Maybe I can find someone who knows something about this place or even about us. I should keep my eyes peeled for any familiar faces or signs that could jog my memory. But I also need to stay sharp and not let my guard down around strangers.... </text:p>
      <text:p text:style-name="Standard">Samantha: ...Okay, since we're at the market, maybe I should start by looking around for any clues or familiar faces that could help us figure out our past. But I gotta stay alert and not trust too easily.... </text:p>
      <text:p text:style-name="Standard">Samantha: Scan the market crowd for familiar faces or any signs that might jog my memory..</text:p>
      <text:p text:style-name="Standard"><text:s text:c="2"/>sees Market crowd, old man by fountain, Joe nearby; scanning for familiar faces or memory triggers.. <text:s/></text:p>
      <text:p text:style-name="Standard">Samantha: 'Hey, do you remember anything about this place? Maybe someone here knows us?' </text:p>
      <text:p text:style-name="Standard">Joe: 'Not really, but let's find the old man. He might know more. *shrugs and looks thoughtful*' </text:p>
      <text:p text:style-name="Standard">Samantha: 'Sounds good, let's go find him. *nods and smiles slightly, eyes scanning the crowd*' </text:p>
      <text:p text:style-name="Standard">World: </text:p>
      <text:p text:style-name="Standard"/>
      <text:p text:style-name="Standard">-----scene----- 2025-01-01T09:03:00</text:p>
      <text:p text:style-name="Standard"><text:s/></text:p>
      <text:p text:style-name="Standard">World: </text:p>
      <text:p text:style-name="Standard">A bustling market scene with various stalls and vendors, surrounded by cobblestone streets and old stone buildings. An old man stands by a fountain in the center of the market, while Samantha and Joe are nearby, scanning the crowd.</text:p>
      <text:p text:style-name="Standard"/>
      <text:p text:style-name="Standard">It is January 1st, 2025, at 09:03 AM. The sun has risen higher in the sky, casting a warm glow over the market. The weather remains mild with a slight chill in the air, typical of early winter mornings. The <text:soft-page-break/>sky is mostly clear, with a few scattered clouds hinting at possible weather changes later in the day. Samantha and Joe are now located at Market#1, 14 units southwest of their previous position near the hidden spring. Samantha's tiredness has decreased due to the short journey to the market. Joe, having completed constructing a log path to the thicket and exploring it, is now also at the market, having moved there after his investigations. The market is filled with the sounds of vendors calling out their wares and the murmur of conversations among the crowd. The air carries the scent of various foods and goods being sold. The dense forest and the hidden spring are no longer in view, replaced by the urban setting of the market. The old man by the fountain remains a point of interest for Samantha and Joe as they continue to scan the crowd for familiar faces or signs that might jog their memories.</text:p>
      <text:p text:style-name="Standard"><text:s/></text:p>
      <text:p text:style-name="Standard">Joe: </text:p>
      <text:p text:style-name="Standard"/>
      <text:p text:style-name="Standard">-----cognitive cycle----- 2025-01-01T09:03:00</text:p>
      <text:p text:style-name="Standard"><text:s/></text:p>
      <text:p text:style-name="Standard">Joe: 'Hey, old man, can you tell us more about the history of this place? We're trying to figure out how we got here.' </text:p>
      <text:p text:style-name="Standard">Old man by the fountain: 'The old man turns to Joe, his eyes reflecting a mix of curiosity and wisdom. "Ah, the history of this place," he begins, his voice steady and engaging. "This market has stood for centuries, a crossroads of many paths. As for how you got here, that's a puzzle wrapped in the fabric of time itself. Perhaps your journey began long before you realized." He pauses, then adds with a slight smile, "Why not explore the market? You might find clues in the old stones and whispered tales."' </text:p>
      <text:p text:style-name="Standard">Joe: <text:s/>moves Market#1.</text:p>
      <text:p text:style-name="Standard"><text:s text:c="2"/>and notices Old man by the fountain nearby; thickets and market in view, relevant to current task and interests. </text:p>
      <text:p text:style-name="Standard">Samantha: </text:p>
      <text:p text:style-name="Standard"/>
      <text:p text:style-name="Standard">-----cognitive cycle----- 2025-01-01T09:10:00</text:p>
      <text:p text:style-name="Standard"><text:s/></text:p>
      <text:p text:style-name="Standard">Samantha: Scan the market stalls for any items or signs that might be familiar or significant..</text:p>
      <text:p text:style-name="Standard"><text:s text:c="2"/>sees Market stalls visible, scanning for familiar items. Fallen logs nearby for path extension to thicket.. <text:s/></text:p>
      <text:p text:style-name="Standard">Joe: </text:p>
      <text:p text:style-name="Standard"/>
      <text:p text:style-name="Standard">-----cognitive cycle----- 2025-01-01T09:13:00</text:p>
      <text:p text:style-name="Standard"><text:s/></text:p>
      <text:p text:style-name="Standard">Joe: 'Hey, let's check out those old stones around the market. The old man said they might have some clues about how we got here.' </text:p>
      <text:p text:style-name="Standard">Samantha: 'Sure, let's go check them out. Maybe they'll jog our memories. *smiles and starts walking towards the stones*' </text:p>
      <text:p text:style-name="Standard">Samantha: </text:p>
      <text:p text:style-name="Standard"/>
      <text:p text:style-name="Standard">-----cognitive cycle----- 2025-01-01T09:14:00</text:p>
      <text:p text:style-name="Standard"><text:s/></text:p>
      <text:p text:style-name="Standard">Samantha: <text:s/>moves Market#1.</text:p>
      <text:p text:style-name="Standard"><text:s text:c="2"/>and notices Old stones nearby, relevant for investigation; Market#1 to the southwest. </text:p>
      <text:p text:style-name="Standard">Samantha: Samantha walks over to the old stones near the market, examining them closely for any inscriptions or markings that might provide clues about their situation.</text:p>
      <text:p text:style-name="Standard"><text:s/>Resulting in Samantha walks over to the old stones near the market. She examines them closely and sees faint inscriptions that read "Founded 1789" and "Market Square". She hears the continued bustle <text:soft-page-break/>of the market around her. Samantha's tiredness remains unchanged after the short walk. She gains knowledge about the age and name of the market location. </text:p>
      <text:p text:style-name="Standard">Samantha: 'Hey Joe, let's split up and ask around the market. Maybe someone here knows something about us or this place?' </text:p>
      <text:p text:style-name="Standard">Joe: 'Yeah, sure, I'll ask around on the left side. You take the right? Maybe we'll find some clues about the thicket or our past.' </text:p>
      <text:p text:style-name="Standard">Samantha: 'Sounds good! I'll head to the right side and see what I can dig up. Maybe those old stones will spill some secrets about our past. *winks and starts walking towards the right side of the market*' </text:p>
      <text:p text:style-name="Standard">Samantha: 'Hey, anyone here recognize us or know anything about this market's history?' </text:p>
      <text:p text:style-name="Standard">Market crowd: 'I shake my head slightly, scanning the crowd. "Doesn't look like it, but let's ask around. I heard this market's been here since the 1800s, called Market Square."' </text:p>
      <text:p text:style-name="Standard">Samantha: 'Wow, since the 1800s? That's ancient! Let's split up and ask more folks. Maybe someone knows something about us or those old stones. *smiles and nods encouragingly*' </text:p>
      <text:p text:style-name="Standard">Market crowd: 'I nod, scanning the crowd. "Good idea. I'll start over by the food stalls. Maybe someone there knows something about those stones or us. Meet back here in 30 minutes?"' </text:p>
      <text:p text:style-name="Standard">Samantha: 'Hey Joe, I'm gonna check out those old stones. Meet you there in a bit?' </text:p>
      <text:p text:style-name="Standard">Joe: 'Yeah, I'll be right there. Let's see if those stones can spill some secrets about our past. *grins and starts walking towards the old stones*' </text:p>
      <text:p text:style-name="Standard">Samantha: ...Maybe those old stones will give us a clue about our past. It's worth a shot, and it's better than just standing around here.... </text:p>
      <text:p text:style-name="Standard">Joe: </text:p>
      <text:p text:style-name="Standard"/>
      <text:p text:style-name="Standard">-----cognitive cycle----- 2025-01-01T09:29:00</text:p>
      <text:p text:style-name="Standard"><text:s/></text:p>
      <text:p text:style-name="Standard">Joe: 'Hey, old man, you mentioned the old stones might have some secrets. Can you tell me more about them? Maybe something specific we should look for?' </text:p>
      <text:p text:style-name="Standard">Old man by the fountain: 'The old man's eyes twinkle with a hint of mystery as he leans closer to Joe. "Ah, the old stones," he says, his voice low and conspiratorial. "They hold the whispers of the past, etched into their surfaces. Look for the stone with the symbol of the crescent moon. It's said to mark the spot where a great secret lies buried. But remember, some secrets are best left undisturbed." He chuckles softly, then straightens up, his gaze returning to the bustling market around them.' </text:p>
      <text:p text:style-name="Standard">Samantha: </text:p>
      <text:p text:style-name="Standard"/>
      <text:p text:style-name="Standard">-----cognitive cycle----- 2025-01-01T09:30:00</text:p>
      <text:p text:style-name="Standard"><text:s/></text:p>
      <text:p text:style-name="Standard">Samantha: 'Hey, did you guys see anyone else around here who might know more about this place or us? Maybe someone who's been here longer than the old man?' </text:p>
      <text:p text:style-name="Standard">Market crowd: 'I shake my head, still scanning the crowd. "Not yet, but I'm keeping an eye out. Maybe we should check with the vendors who've been here the longest. They might know more about the market's history and us."' </text:p>
      <text:p text:style-name="Standard">Samantha: 'Samantha nods, her eyes still scanning the crowd. "Yeah, let's do that. I'll start with the old lady selling herbs over there. She looks like she's been around forever. Meet back here in a bit?"' </text:p>
      <text:p text:style-name="Standard">Market crowd: 'I nod, my eyes darting around the crowd. "Sounds good. I'll head over to the guy selling antiques. He might have some old stories or know something about us. See you soon."' </text:p>
      <text:p text:style-name="Standard">Joe: </text:p>
      <text:p text:style-name="Standard"/>
      <text:p text:style-name="Standard">-----cognitive cycle----- 2025-01-01T09:31:00</text:p>
      <text:p text:style-name="Standard"><text:s/></text:p>
      <text:p text:style-name="Standard"><text:soft-page-break/>Joe: ...Man, the old man mentioned a stone with a crescent moon symbol. That's gotta be important. Maybe it'll lead us to some answers about how we got here. I should focus on finding that stone first.... </text:p>
      <text:p text:style-name="Standard">Joe: <text:s/>moves old stones.</text:p>
      <text:p text:style-name="Standard"><text:s text:c="2"/>and notices Old stones nearby; Samantha to the southwest; market and old man present. </text:p>
      <text:p text:style-name="Standard">Samantha: </text:p>
      <text:p text:style-name="Standard"/>
      <text:p text:style-name="Standard">-----cognitive cycle----- 2025-01-01T09:38:00</text:p>
      <text:p text:style-name="Standard"><text:s/></text:p>
      <text:p text:style-name="Standard">Samantha: ...Okay, so we've talked to the old man and the market crowd, but we're still missing pieces of the puzzle. Maybe I should think about what we've learned so far and see if there's a pattern or something we missed. Those old stones might be our next best bet for clues.... </text:p>
      <text:p text:style-name="Standard">World: </text:p>
      <text:p text:style-name="Standard"/>
      <text:p text:style-name="Standard">-----scene----- 2025-01-01T09:43:00</text:p>
      <text:p text:style-name="Standard"><text:s/></text:p>
      <text:p text:style-name="Standard">World: </text:p>
      <text:p text:style-name="Standard">A bustling market scene with various stalls and vendors, surrounded by cobblestone streets and old stone buildings. An old man stands by a fountain in the center of the market, while Samantha and Joe are nearby, examining old stones scattered around the market area.</text:p>
      <text:p text:style-name="Standard"/>
      <text:p text:style-name="Standard">It is January 1st, 2025, at 09:43 AM. The sun continues to rise, casting a warm glow over the market. The weather remains mild with a slight chill in the air, typical of early winter mornings. The sky is mostly clear, with a few scattered clouds hinting at possible weather changes later in the day. Samantha and Joe remain at Market#1, 14 units southwest of their previous position near the hidden spring. Samantha's tiredness has not changed since their arrival at the market. Joe, after completing his investigations in the thicket and constructing a log path, is also at the market, focusing on the old stones mentioned by the old man. The market is filled with the sounds of vendors calling out their wares and the murmur of conversations among the crowd. The air carries the scent of various foods and goods being sold. The dense forest and the hidden spring are no longer in view, replaced by the urban setting of the market. The old man by the fountain remains a point of interest for Samantha and Joe as they continue to scan the crowd for familiar faces or signs that might jog their memories, while also examining the old stones for any clues related to the crescent moon symbol.</text:p>
      <text:p text:style-name="Standard">&lt;situation&gt;</text:p>
      <text:p text:style-name="Standard"><text:s/></text:p>
      <text:p text:style-name="Standard">Joe: </text:p>
      <text:p text:style-name="Standard"/>
      <text:p text:style-name="Standard">-----cognitive cycle----- 2025-01-01T09:43:00</text:p>
      <text:p text:style-name="Standard"><text:s/></text:p>
      <text:p text:style-name="Standard">Joe: 'Hey, wanna split up? You check the north side for that crescent moon stone, and I'll take the south. Let's meet back here in 10.' </text:p>
      <text:p text:style-name="Standard">Samantha: 'Sure, sounds good! I'll head north and see if I can spot that crescent moon stone. Catch you back here in ten, yeah? *gives a playful wink and a thumbs up*' </text:p>
      <text:p text:style-name="Standard">Joe: 'Yeah, cool! I'll hit the south side. See you in ten! *nods and gives a quick smile*' </text:p>
      <text:p text:style-name="Standard">Joe: <text:s/>moves South.</text:p>
      <text:p text:style-name="Standard"><text:s text:c="2"/>and notices Samantha is nearby to the West. No crescent moon stone visible. Various resources and people around. </text:p>
      <text:p text:style-name="Standard">Joe: ...Man, I need to figure out what these old stones are all about. Maybe they can give us a clue about the crescent moon symbol and how we got here. Gotta stay sharp and keep looking for anything unusual.... </text:p>
      <text:p text:style-name="Standard"><text:soft-page-break/>Joe: <text:s/>moves South.</text:p>
      <text:p text:style-name="Standard"><text:s text:c="2"/>and notices Forest surrounds, no crescent moon stone visible. Samantha nearby to the northwest, market and old stones south. </text:p>
      <text:p text:style-name="Standard">Joe: ...Man, these old stones might hold the key to everything. I should really focus on examining them closely for any symbols or markings, especially that crescent moon one. Gotta keep my eyes peeled and my mind sharp!... </text:p>
      <text:p text:style-name="Standard">Samantha: </text:p>
      <text:p text:style-name="Standard"/>
      <text:p text:style-name="Standard">-----cognitive cycle----- 2025-01-01T09:56:00</text:p>
      <text:p text:style-name="Standard"><text:s/></text:p>
      <text:p text:style-name="Standard">Samantha: Samantha carefully examines the inscriptions on the old stones, looking for any symbols or markings that might relate to the crescent moon symbol they've been searching for.</text:p>
      <text:p text:style-name="Standard"><text:s/>Resulting in Samantha sees various inscriptions on the old stones, including symbols and markings.</text:p>
      <text:p text:style-name="Standard">She identifies a crescent moon symbol among the inscriptions on one of the stones.</text:p>
      <text:p text:style-name="Standard">Samantha's tiredness remains unchanged. </text:p>
      <text:p text:style-name="Standard">Joe: </text:p>
      <text:p text:style-name="Standard"/>
      <text:p text:style-name="Standard">-----cognitive cycle----- 2025-01-01T10:01:00</text:p>
      <text:p text:style-name="Standard"><text:s/></text:p>
      <text:p text:style-name="Standard">Joe: Joe carefully examines the old stones in the market, searching for any additional inscriptions or symbols, particularly the crescent moon symbol mentioned by Samantha.</text:p>
      <text:p text:style-name="Standard"><text:s/>Resulting in Joe sees the crescent moon symbol on one of the old stones, as identified by Samantha.</text:p>
      <text:p text:style-name="Standard">Joe gains knowledge that the crescent moon symbol is present on the old stones in the market. </text:p>
      <text:p text:style-name="Standard">Samantha: </text:p>
      <text:p text:style-name="Standard"/>
      <text:p text:style-name="Standard">-----cognitive cycle----- 2025-01-01T10:06:00</text:p>
      <text:p text:style-name="Standard"><text:s/></text:p>
      <text:p text:style-name="Standard">Samantha: Samantha carefully examines the old stones, tracing the crescent moon symbol with her finger, looking for any other markings or inscriptions that might give more clues about its significance.</text:p>
      <text:p text:style-name="Standard"><text:s/>Resulting in Samantha sees no additional markings or inscriptions on the old stone beyond the crescent moon symbol.</text:p>
      <text:p text:style-name="Standard">Samantha's tiredness remains unchanged. </text:p>
      <text:p text:style-name="Standard">Samantha: 'Hey Joe, I'm gonna chat up some locals about the crescent moon symbol. Maybe they've seen it before?' </text:p>
      <text:p text:style-name="Standard">Joe: 'Yeah, good idea. I'll keep checking these stones for more clues while you do that. Let's meet back here in a bit?' </text:p>
      <text:p text:style-name="Standard">Samantha: 'Sounds good, Joe! I'll go chat with the locals and see if they know anything about that crescent moon symbol. Can't wait to see what you find on those stones! *gives a playful wink and a smile*' </text:p>
      <text:p text:style-name="Standard">Joe: </text:p>
      <text:p text:style-name="Standard"/>
      <text:p text:style-name="Standard">-----cognitive cycle----- 2025-01-01T10:14:00</text:p>
      <text:p text:style-name="Standard"><text:s/></text:p>
      <text:p text:style-name="Standard">Joe: 'Hey, I'm gonna ask around about the crescent moon symbol. Anyone seen anything like that before? Maybe it's tied to some local legend or something.' </text:p>
      <text:p text:style-name="Standard">Market people: 'Market people nods, eyes scanning the crowd. "Yeah, good idea. The old man by the fountain might know something about that symbol. I'll keep an ear out too, see if anyone else mentions it."' </text:p>
      <text:p text:style-name="Standard"><text:soft-page-break/>Joe: Joe carefully examines the old stones, searching for additional symbols or markings that might be connected to the crescent moon symbol, using his fingers to trace the engravings.</text:p>
      <text:p text:style-name="Standard"><text:s/>Resulting in Joe traces the engravings on the old stones with his fingers, feeling the rough texture of the stone and the grooves of the symbols. He discovers no additional symbols or markings connected to the crescent moon symbol beyond what was previously identified. Joe hears the continued bustle of the market around him, with vendors calling out and the murmur of the crowd. </text:p>
      <text:p text:style-name="Standard"/>
      <text:p text:style-name="Standard">Joe's state remains unchanged; he is still focused and inquisitive about the old stones. </text:p>
      <text:p text:style-name="Standard">Joe: ...Man, this crescent moon symbol on the stones might be the key to figuring out our mystery. Gotta keep my eyes peeled for anything else that connects to it. Maybe there's a pattern or something else hidden in these stones.... </text:p>
      <text:p text:style-name="Standard">Samantha: </text:p>
      <text:p text:style-name="Standard"/>
      <text:p text:style-name="Standard">-----cognitive cycle----- 2025-01-01T10:23:00</text:p>
      <text:p text:style-name="Standard"><text:s/></text:p>
      <text:p text:style-name="Standard">Samantha: ...Okay, so we've got this crescent moon symbol on the old stone. What if it's a clue to something bigger? Maybe it's linked to some ancient ritual or a secret society. I should think about how this fits into the bigger picture of our memory loss.... </text:p>
      <text:p text:style-name="Standard">Joe: </text:p>
      <text:p text:style-name="Standard"/>
      <text:p text:style-name="Standard">-----cognitive cycle----- 2025-01-01T10:25:00</text:p>
      <text:p text:style-name="Standard"><text:s/></text:p>
      <text:p text:style-name="Standard">Joe: 'Hey, Samantha, while you're talking to the locals, I'm gonna check out the other stones for more symbols or patterns. Maybe they'll give us a bigger picture of this mystery.' </text:p>
      <text:p text:style-name="Standard">Samantha: 'Sounds like a plan, Joe! I'll keep chatting up the locals about the crescent moon symbol. Let's see if we can piece this puzzle together. *smiles and gives a thumbs up*' </text:p>
      <text:p text:style-name="Standard">World: </text:p>
      <text:p text:style-name="Standard"/>
      <text:p text:style-name="Standard">-----scene----- 2025-01-01T10:26:00</text:p>
      <text:p text:style-name="Standard"><text:s/></text:p>
      <text:p text:style-name="Standard">World: </text:p>
      <text:p text:style-name="Standard">A bustling market scene with various stalls and vendors, surrounded by cobblestone streets and old stone buildings. An old man stands by a fountain in the center of the market, while Samantha and Joe are nearby, examining old stones scattered around the market area.</text:p>
      <text:p text:style-name="Standard"/>
      <text:p text:style-name="Standard">It is January 1st, 2025, at 10:26 AM. The sun has risen higher, casting a brighter and warmer glow over the market. The weather remains mild with a slight chill in the air, typical of early winter mornings. The sky is still mostly clear, with a few scattered clouds hinting at possible weather changes later in the day. Samantha and Joe continue to be at Market#1, 14 units southwest of their previous position near the hidden spring. Samantha's tiredness has not changed since their arrival at the market. Joe, after completing his investigations in the thicket and constructing a log path, is also at the market, focusing on the old stones mentioned by the old man. The market is filled with the sounds of vendors calling out their wares and the murmur of conversations among the crowd. The air carries the scent of various foods and goods being sold. The dense forest and the hidden spring are no longer in view, replaced by the urban setting of the market. The old man by the fountain remains a point of interest for Samantha and Joe as they continue to scan the crowd for familiar faces or signs that might jog their memories, while also examining the old stones for any clues related to the crescent moon symbol. Samantha has identified a crescent moon symbol on one of the old stones, and Joe is carefully examining the stones for additional symbols or marking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9:04:02.887990681</meta:creation-date>
    <dc:date>2025-03-22T19:04:34.717929693</dc:date>
    <meta:editing-duration>PT32S</meta:editing-duration>
    <meta:editing-cycles>1</meta:editing-cycles>
    <meta:document-statistic meta:table-count="0" meta:image-count="0" meta:object-count="0" meta:page-count="11" meta:paragraph-count="301" meta:word-count="5394" meta:character-count="31886" meta:non-whitespace-character-count="26535"/>
    <meta:generator>LibreOffice/24.2.7.2$Linux_X86_64 LibreOffice_project/420$Build-2</meta:generator>
  </office:meta>
</office:document-meta>
</file>